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 fo:min-height="4.53cm" fo:min-width="12.7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3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041cm" fo:min-width="9.003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2.349cm" fo:min-width="9.003cm" fo:padding-top="0.13cm" fo:padding-bottom="0.13cm" fo:padding-left="0.255cm" fo:padding-right="0.255cm"/>
    </style:style>
    <style:style style:name="gr5" style:family="graphic" style:parent-style-name="standard">
      <style:graphic-properties draw:fill-color="#33cc66" draw:textarea-horizontal-align="justify" draw:textarea-vertical-align="middle" draw:auto-grow-height="false" fo:min-height="0.35cm" fo:min-width="0.964cm"/>
    </style:style>
    <style:style style:name="gr6" style:family="graphic" style:parent-style-name="standard">
      <style:graphic-properties draw:fill-color="#33cc66" draw:textarea-horizontal-align="justify" draw:textarea-vertical-align="middle" draw:auto-grow-height="false" fo:min-height="0.35cm" fo:min-width="1.702cm"/>
    </style:style>
    <style:style style:name="gr7" style:family="graphic" style:parent-style-name="standard">
      <style:graphic-properties draw:stroke="none" draw:fill-color="#c0c0c0" draw:textarea-horizontal-align="justify" draw:textarea-vertical-align="middle" draw:auto-grow-height="false" fo:min-height="1.643cm" fo:min-width="12.8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938cm"/>
    </style:style>
    <style:style style:name="gr9" style:family="graphic" style:parent-style-name="standard">
      <style:graphic-properties draw:stroke="none" draw:fill-color="#c0c0c0" draw:textarea-horizontal-align="justify" draw:textarea-vertical-align="middle" draw:auto-grow-height="false" fo:min-height="4.53cm" fo:min-width="12.846cm"/>
    </style:style>
    <style:style style:name="gr10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3.369cm" fo:min-width="9.041cm" fo:padding-top="0.13cm" fo:padding-bottom="0.13cm" fo:padding-left="0.255cm" fo:padding-right="0.25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3cc66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92cm" svg:height="4.78cm" svg:x="1.154cm" svg:y="14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497cm" svg:height="0.721cm" svg:x="1.285cm" svg:y="14.463cm">
          <draw:text-box>
            <text:p><text:span text:style-name="T1">Database determination [zero to many]</text:span></text:p>
          </draw:text-box>
        </draw:frame>
        <draw:custom-shape draw:style-name="gr3" draw:text-style-name="P3" draw:layer="layout" svg:width="9.513cm" svg:height="1.301cm" svg:x="1.516cm" svg:y="16.74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33cm" svg:height="0.721cm" svg:x="1.294cm" svg:y="16.034cm">
          <draw:text-box>
            <text:p><text:span text:style-name="T1">Comments</text:span></text:p>
          </draw:text-box>
        </draw:frame>
        <draw:custom-shape draw:style-name="gr1" draw:text-style-name="P1" draw:layer="layout" svg:width="13.292cm" svg:height="4.78cm" svg:x="1cm" svg:y="14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497cm" svg:height="0.721cm" svg:x="1.185cm" svg:y="14.463cm">
          <draw:text-box>
            <text:p><text:span text:style-name="T1">Taxon concept mappings</text:span></text:p>
          </draw:text-box>
        </draw:frame>
        <draw:custom-shape draw:style-name="gr4" draw:text-style-name="P3" draw:layer="layout" svg:width="9.513cm" svg:height="2.609cm" svg:x="1.407cm" svg:y="15.3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66cm" svg:height="0.721cm" svg:x="1.5cm" svg:y="15.395cm">
          <draw:text-box>
            <text:p><text:span text:style-name="T1">Table listing the existing mappings</text:span></text:p>
          </draw:text-box>
        </draw:frame>
        <draw:custom-shape draw:style-name="gr5" draw:text-style-name="P5" draw:layer="layout" svg:width="1.464cm" svg:height="0.6cm" svg:x="6.997cm" svg:y="18.073cm">
          <text:p text:style-name="P4"><text:span text:style-name="T2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202cm" svg:height="0.6cm" svg:x="8.697cm" svg:y="18.073cm">
          <text:p text:style-name="P4"><text:span text:style-name="T2">Sugg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3.292cm" svg:height="4.78cm" svg:x="1.154cm" svg:y="9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285cm" svg:y="9.462cm">
            <draw:text-box>
              <text:p><text:span text:style-name="T1">Database determination [zero to many]</text:span></text:p>
            </draw:text-box>
          </draw:frame>
          <draw:custom-shape draw:style-name="gr3" draw:text-style-name="P3" draw:layer="layout" svg:width="9.513cm" svg:height="1.301cm" svg:x="1.516cm" svg:y="11.7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33cm" svg:height="0.721cm" svg:x="1.294cm" svg:y="11.033cm">
            <draw:text-box>
              <text:p><text:span text:style-name="T1">Comments</text:span></text:p>
            </draw:text-box>
          </draw:frame>
          <draw:custom-shape draw:style-name="gr1" draw:text-style-name="P1" draw:layer="layout" svg:width="13.292cm" svg:height="4.78cm" svg:x="1cm" svg:y="9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497cm" svg:height="0.721cm" svg:x="1.185cm" svg:y="9.462cm">
            <draw:text-box>
              <text:p><text:span text:style-name="T1">Synonyms</text:span></text:p>
            </draw:text-box>
          </draw:frame>
          <draw:custom-shape draw:style-name="gr4" draw:text-style-name="P3" draw:layer="layout" svg:width="9.513cm" svg:height="2.609cm" svg:x="1.407cm" svg:y="10.32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566cm" svg:height="0.721cm" svg:x="1.5cm" svg:y="10.394cm">
            <draw:text-box>
              <text:p><text:span text:style-name="T1">Table listing synonyms</text:span></text:p>
            </draw:text-box>
          </draw:frame>
          <draw:custom-shape draw:style-name="gr5" draw:text-style-name="P5" draw:layer="layout" svg:width="1.464cm" svg:height="0.6cm" svg:x="6.997cm" svg:y="13.072cm">
            <text:p text:style-name="P4"><text:span text:style-name="T2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2.202cm" svg:height="0.6cm" svg:x="8.697cm" svg:y="13.072cm">
            <text:p text:style-name="P4"><text:span text:style-name="T2">Sugge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" draw:layer="layout" svg:width="13.315cm" svg:height="1.893cm" svg:x="1.032cm" svg:y="2.36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8.266cm" svg:height="0.721cm" svg:x="1.163cm" svg:y="2.363cm">
          <draw:text-box>
            <text:p><text:span text:style-name="T1">Tree connection information [not editable]</text:span></text:p>
          </draw:text-box>
        </draw:frame>
        <draw:frame draw:style-name="gr8" draw:text-style-name="P7" draw:layer="layout" svg:width="5.438cm" svg:height="0.721cm" svg:x="1.163cm" svg:y="2.964cm">
          <draw:text-box>
            <text:p text:style-name="P6"><text:span text:style-name="T3">Status: accepted/synonym</text:span></text:p>
          </draw:text-box>
        </draw:frame>
        <draw:frame draw:style-name="gr8" draw:text-style-name="P7" draw:layer="layout" svg:width="5.557cm" svg:height="0.721cm" svg:x="1.163cm" svg:y="3.465cm">
          <draw:text-box>
            <text:p text:style-name="P6"><text:span text:style-name="T3">Parent/synonym of: Taxon name</text:span></text:p>
          </draw:text-box>
        </draw:frame>
        <draw:g>
          <draw:custom-shape draw:style-name="gr9" draw:text-style-name="P1" draw:layer="layout" svg:width="13.346cm" svg:height="4.78cm" svg:x="1.032cm" svg:y="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8.531cm" svg:height="0.721cm" svg:x="1.164cm" svg:y="4.463cm">
            <draw:text-box>
              <text:p><text:span text:style-name="T1">Database determination [zero to many]</text:span></text:p>
            </draw:text-box>
          </draw:frame>
          <draw:custom-shape draw:style-name="gr9" draw:text-style-name="P1" draw:layer="layout" svg:width="13.346cm" svg:height="4.78cm" svg:x="1.032cm" svg:y="4.4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2.164cm" svg:height="0.721cm" svg:x="1.164cm" svg:y="4.463cm">
            <draw:text-box>
              <text:p><text:span text:style-name="T1">Taxon attributes [field names to follow DwC if applicable]</text:span></text:p>
            </draw:text-box>
          </draw:frame>
          <draw:custom-shape draw:style-name="gr10" draw:text-style-name="P8" draw:layer="layout" svg:width="9.551cm" svg:height="3.629cm" svg:x="1.43cm" svg:y="5.284cm">
            <text:p text:style-name="P4"><text:span text:style-name="T1">Many fields, to be completed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5" draw:layer="layout" svg:width="2.202cm" svg:height="0.6cm" svg:x="12.197cm" svg:y="19.573cm">
          <text:p text:style-name="P4"><text:span text:style-name="T2">S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566cm" svg:height="4.481cm" svg:x="1.5cm" svg:y="21.796cm">
          <draw:text-box>
            <text:p><text:span text:style-name="T1">This is a popup window that appears when:</text:span></text:p>
            <text:list text:style-name="L1">
              <text:list-item>
                <text:p><text:span text:style-name="T1">You change the position of a taxon in the tree in a way such that a name change is mandatory</text:span></text:p>
              </text:list-item>
              <text:list-item>
                <text:p><text:span text:style-name="T1">You add a new taxon to the tree in the tree editor</text:span></text:p>
              </text:list-item>
              <text:list-item>
                <text:p><text:span text:style-name="T1">You double-click a taxon in the tree editor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rik Ronquist</meta:initial-creator>
    <meta:creation-date>2016-04-05T08:53:56.513129000</meta:creation-date>
    <meta:editing-cycles>34</meta:editing-cycles>
    <meta:editing-duration>PT14H33M10S</meta:editing-duration>
    <dc:date>2016-04-07T07:46:05.120203000</dc:date>
    <dc:creator>Fredrik Ronquist</dc:creator>
    <meta:generator>LibreOffice/4.4.5.2$MacOSX_X86_64 LibreOffice_project/a22f674fd25a3b6f45bdebf25400ed2adff0ff99</meta:generator>
    <meta:document-statistic meta:object-count="33"/>
  </office:meta>
</office:document-meta>
</file>